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717cm"/>
    </style:style>
    <style:style style:name="co3" style:family="table-column">
      <style:table-column-properties fo:break-before="auto" style:column-width="5.355cm"/>
    </style:style>
    <style:style style:name="co4" style:family="table-column">
      <style:table-column-properties fo:break-before="auto" style:column-width="1.281cm"/>
    </style:style>
    <style:style style:name="co5" style:family="table-column">
      <style:table-column-properties fo:break-before="auto" style:column-width="3.6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id</text:p>
          </table:table-cell>
          <table:table-cell office:value-type="string">
            <text:p>クライアント</text:p>
          </table:table-cell>
          <table:table-cell office:value-type="string">
            <text:p>サーバー</text:p>
          </table:table-cell>
          <table:table-cell office:value-type="string">
            <text:p>ラベル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CPで接続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ユーザ名の送信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ランダムマッチに参加表明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マッチング成立の通知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対戦相手の名前通知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string">
            <text:p>ネクストテーブルの通知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準備完了を通知</text:p>
          </table:table-cell>
          <table:table-cell/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ターン開始の通知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行動の通知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相手の行動の通知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（勝敗が決したらBへ）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に戻る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ゲーム終了時の情報を通知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2">
          <table:table-cell/>
          <table:table-cell office:value-type="string">
            <text:p>ヘッダ（2 byte）</text:p>
          </table:table-cell>
          <table:table-cell office:value-type="string">
            <text:p>ボディ（0-n byte）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:id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2:ボディのbyte数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俺流プロトコル実装入門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1">2016/02/11</text:date>, <text:time>03:28:1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山本 聖大</meta:initial-creator>
    <meta:creation-date>2016-02-08T04:33:49.03</meta:creation-date>
    <dc:date>2016-02-11T03:28:11.08</dc:date>
    <dc:creator>山本 聖大</dc:creator>
    <meta:editing-duration>PT17H59M46S</meta:editing-duration>
    <meta:editing-cycles>4</meta:editing-cycles>
    <meta:generator>OpenOffice.org/3.3$Win32 OpenOffice.org_project/330m20$Build-9567</meta:generator>
    <meta:document-statistic meta:table-count="3" meta:cell-count="33" meta:object-count="0"/>
  </office:meta>
</office:document-meta>
</file>